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image/png" manifest:full-path="Pictures/10000000000000200000002000309F1C.png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2.svm"/>
  <manifest:file-entry manifest:media-type="" manifest:full-path="Pictures/TablePreview5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  <style:style style:name="gr2" style:family="graphic" style:parent-style-name="standard">
      <style:graphic-properties draw:ole-draw-aspect="1"/>
    </style:style>
    <style:style style:name="co1" style:family="table-column">
      <style:table-column-properties style:column-width="1.17cm" style:use-optimal-column-width="false"/>
    </style:style>
    <style:style style:name="co2" style:family="table-column">
      <style:table-column-properties style:column-width="1.162cm" style:use-optimal-column-width="false"/>
    </style:style>
    <style:style style:name="co3" style:family="table-column">
      <style:table-column-properties style:column-width="1.163cm" style:use-optimal-column-width="false"/>
    </style:style>
    <style:style style:name="co4" style:family="table-column">
      <style:table-column-properties style:column-width="0.878cm" style:use-optimal-column-width="false"/>
    </style:style>
    <style:style style:name="co5" style:family="table-column">
      <style:table-column-properties style:column-width="0.869cm" style:use-optimal-column-width="false"/>
    </style:style>
    <style:style style:name="ro1" style:family="table-row">
      <style:table-row-properties style:row-height="1.169cm"/>
    </style:style>
    <style:style style:name="ro2" style:family="table-row">
      <style:table-row-properties style:row-height="1.166cm"/>
    </style:style>
    <style:style style:name="ro3" style:family="table-row">
      <style:table-row-properties style:row-height="1.165cm"/>
    </style:style>
    <style:style style:name="ce1" style:family="table-cell">
      <style:graphic-properties draw:fill="solid" draw:fill-color="#cccccc" style:repeat="repeat"/>
    </style:style>
    <style:style style:name="ce2" style:family="table-cell">
      <style:graphic-properties draw:fill="solid" draw:fill-color="#c5000b" style:repeat="repeat"/>
      <style:text-properties fo:color="#ff420e"/>
    </style:style>
    <style:style style:name="ce3" style:family="table-cell">
      <style:graphic-properties draw:fill="solid" draw:fill-color="#c5000b" style:repeat="repeat"/>
    </style:style>
    <style:style style:name="ce4" style:family="table-cell">
      <style:graphic-properties draw:fill="solid" draw:fill-color="#cccccc" style:repeat="repeat"/>
      <style:text-properties fo:color="#ff420e"/>
    </style:style>
    <style:style style:name="ce5" style:family="table-cell">
      <style:graphic-properties draw:fill="solid" draw:fill-color="#cccccc" style:repeat="repeat"/>
      <style:text-properties fo:color="#cccccc"/>
    </style:style>
    <style:style style:name="ce6" style:family="table-cell">
      <style:graphic-properties draw:fill="solid" draw:fill-color="#c5000b" style:repeat="repeat"/>
      <style:text-properties fo:color="#cccccc"/>
    </style:style>
  </office:automatic-styles>
  <office:body>
    <office:drawing>
      <draw:page draw:name="page1" draw:style-name="dp1" draw:master-page-name="Default">
        <draw:g>
          <draw:frame draw:style-name="gr1" draw:layer="layout" svg:width="4.598cm" svg:height="4.598cm" svg:x="1.6cm" svg:y="1.533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standard" draw:layer="layout" svg:width="3.501cm" svg:height="3.503cm" svg:x="6.249cm" svg:y="2.15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 table:style-name="ce2"/>
                <table:table-cell/>
              </table:table-row>
              <table:table-row table:style-name="ro1" table:default-cell-style-name="ce3"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</draw:g>
        <draw:g>
          <draw:frame draw:style-name="gr2" draw:layer="layout" svg:width="4.598cm" svg:height="4.6cm" svg:x="1.6cm" svg:y="5.658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standard" draw:layer="layout" svg:width="3.502cm" svg:height="3.503cm" svg:x="6.294cm" svg:y="6.279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3"/>
              <table:table-row table:style-name="ro1">
                <table:table-cell table:style-name="ce3"/>
                <table:table-cell table:style-name="ce4"/>
                <table:table-cell table:style-name="ce1"/>
              </table:table-row>
              <table:table-row table:style-name="ro1" table:default-cell-style-name="ce3"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</draw:g>
        <draw:g>
          <draw:frame draw:style-name="gr2" draw:layer="layout" svg:width="4.598cm" svg:height="4.598cm" svg:x="1.6cm" svg:y="9.785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standard" draw:layer="layout" svg:width="3.502cm" svg:height="3.502cm" svg:x="6.294cm" svg:y="10.406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3"/>
              <table:table-row table:style-name="ro1">
                <table:table-cell table:style-name="ce5"/>
                <table:table-cell table:style-name="ce4"/>
                <table:table-cell table:style-name="ce3"/>
              </table:table-row>
              <table:table-row table:style-name="ro1" table:default-cell-style-name="ce3">
                <table:table-cell/>
                <table:table-cell/>
                <table:table-cell/>
              </table:table-row>
              <table:table-row table:style-name="ro3" table:default-cell-style-name="ce1">
                <table:table-cell/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</draw:g>
        <draw:g>
          <draw:frame draw:style-name="gr2" draw:layer="layout" svg:width="4.599cm" svg:height="4.598cm" svg:x="9.85cm" svg:y="1.533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standard" draw:layer="layout" svg:width="3.502cm" svg:height="3.502cm" svg:x="14.544cm" svg:y="2.154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3"/>
              <table:table-row table:style-name="ro1">
                <table:table-cell table:style-name="ce5"/>
                <table:table-cell table:style-name="ce2"/>
                <table:table-cell table:style-name="ce3"/>
              </table:table-row>
              <table:table-row table:style-name="ro1" table:default-cell-style-name="ce3">
                <table:table-cell/>
                <table:table-cell/>
                <table:table-cell table:style-name="ce1"/>
              </table:table-row>
              <table:table-row table:style-name="ro3" table:default-cell-style-name="ce1">
                <table:table-cell/>
                <table:table-cell/>
                <table:table-cell/>
              </table:table-row>
            </table:table>
            <draw:image xlink:href="Pictures/TablePreview4.svm" xlink:type="simple" xlink:show="embed" xlink:actuate="onLoad"/>
          </draw:frame>
        </draw:g>
        <draw:g>
          <draw:frame draw:style-name="gr2" draw:layer="layout" svg:width="4.599cm" svg:height="4.598cm" svg:x="9.85cm" svg:y="9.785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standard" draw:layer="layout" svg:width="3.502cm" svg:height="3.502cm" svg:x="14.544cm" svg:y="10.406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3"/>
              <table:table-row table:style-name="ro1">
                <table:table-cell table:style-name="ce6"/>
                <table:table-cell table:style-name="ce2"/>
                <table:table-cell table:style-name="ce1"/>
              </table:table-row>
              <table:table-row table:style-name="ro1" table:default-cell-style-name="ce3">
                <table:table-cell table:style-name="ce1"/>
                <table:table-cell/>
                <table:table-cell/>
              </table:table-row>
              <table:table-row table:style-name="ro3" table:default-cell-style-name="ce1">
                <table:table-cell/>
                <table:table-cell/>
                <table:table-cell/>
              </table:table-row>
            </table:table>
            <draw:image xlink:href="Pictures/TablePreview5.svm" xlink:type="simple" xlink:show="embed" xlink:actuate="onLoad"/>
          </draw:frame>
        </draw:g>
        <draw:g>
          <draw:frame draw:style-name="gr2" draw:layer="layout" svg:width="4.598cm" svg:height="4.599cm" svg:x="5.424cm" svg:y="13.901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standard" draw:layer="layout" svg:width="3.502cm" svg:height="3.502cm" svg:x="10.072cm" svg:y="14.518cm">
            <table:table table:template-name="default" table:use-first-row-styles="true" table:use-banding-rows-styles="true">
              <table:table-column table:style-name="co4"/>
              <table:table-column table:style-name="co4"/>
              <table:table-column table:style-name="co4"/>
              <table:table-column table:style-name="co5"/>
              <table:table-row table:style-name="ro1" table:default-cell-style-name="ce1">
                <table:table-cell/>
                <table:table-cell/>
                <table:table-cell table:style-name="ce4"/>
                <table:table-cell/>
              </table:table-row>
              <table:table-row table:style-name="ro1" table:default-cell-style-name="ce3">
                <table:table-cell/>
                <table:table-cell/>
                <table:table-cell/>
                <table:table-cell/>
              </table:table-row>
              <table:table-row table:style-name="ro3" table:default-cell-style-name="ce1">
                <table:table-cell/>
                <table:table-cell/>
                <table:table-cell/>
                <table:table-cell/>
              </table:table-row>
            </table:table>
            <draw:image xlink:href="Pictures/TablePreview6.svm" xlink:type="simple" xlink:show="embed" xlink:actuate="onLoad"/>
          </draw:frame>
        </draw:g>
        <draw:g>
          <draw:frame draw:style-name="gr2" draw:layer="layout" svg:width="4.599cm" svg:height="4.6cm" svg:x="9.85cm" svg:y="5.658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standard" draw:layer="layout" svg:width="3.502cm" svg:height="3.502cm" svg:x="14.499cm" svg:y="6.276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3"/>
              <table:table-row table:style-name="ro1">
                <table:table-cell table:style-name="ce1"/>
                <table:table-cell table:style-name="ce2"/>
                <table:table-cell table:style-name="ce3"/>
              </table:table-row>
              <table:table-row table:style-name="ro1" table:default-cell-style-name="ce3">
                <table:table-cell table:style-name="ce1"/>
                <table:table-cell/>
                <table:table-cell/>
              </table:table-row>
              <table:table-row table:style-name="ro3" table:default-cell-style-name="ce1">
                <table:table-cell/>
                <table:table-cell/>
                <table:table-cell/>
              </table:table-row>
            </table:table>
            <draw:image xlink:href="Pictures/TablePreview7.svm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51M57S</meta:editing-duration>
    <meta:editing-cycles>4</meta:editing-cycles>
    <meta:generator>OpenOffice.org/3.3$Win32 OpenOffice.org_project/330m20$Build-9567</meta:generator>
    <dc:date>2014-02-04T10:20:08.12</dc:date>
    <dc:creator>Manuel Navarro Pérez</dc:creator>
    <meta:document-statistic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-2" chart:maximum="2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.599cm" svg:height="4.599cm" xlink:href="." xlink:type="simple" chart:class="chart:scatter" chart:style-name="ch1">
        <chart:plot-area chart:style-name="ch2" chart:data-source-has-labels="both" svg:x="0.398cm" svg:y="0.426cm" svg:width="3.738cm" svg:height="3.922cm">
          <chartooo:coordinate-region svg:x="0.544cm" svg:y="0.638cm" svg:width="3.498cm" svg:height="3.498cm"/>
          <chart:axis chart:dimension="x" chart:name="primary-x" chart:style-name="ch3">
            <chart:categories table:cell-range-address="local-table.$A$2:.$A$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ordenadas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-2" chart:maximum="2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.599cm" svg:height="4.601cm" xlink:href="." xlink:type="simple" chart:class="chart:scatter" chart:style-name="ch1">
        <chart:plot-area chart:style-name="ch2" chart:data-source-has-labels="both" svg:x="0.409cm" svg:y="0.425cm" svg:width="3.74cm" svg:height="3.925cm">
          <chartooo:coordinate-region svg:x="0.555cm" svg:y="0.637cm" svg:width="3.5cm" svg:height="3.501cm"/>
          <chart:axis chart:dimension="x" chart:name="primary-x" chart:style-name="ch3">
            <chart:categories table:cell-range-address="local-table.$A$2:.$A$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ordenadas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-2" chart:maximum="2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.599cm" svg:height="4.599cm" xlink:href="." xlink:type="simple" chart:class="chart:scatter" chart:style-name="ch1">
        <chart:plot-area chart:style-name="ch2" chart:data-source-has-labels="both" svg:x="0.409cm" svg:y="0.424cm" svg:width="3.74cm" svg:height="3.924cm">
          <chartooo:coordinate-region svg:x="0.555cm" svg:y="0.636cm" svg:width="3.5cm" svg:height="3.5cm"/>
          <chart:axis chart:dimension="x" chart:name="primary-x" chart:style-name="ch3">
            <chart:categories table:cell-range-address="local-table.$A$2:.$A$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ordenadas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-2" chart:maximum="2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.6cm" svg:height="4.599cm" xlink:href="." xlink:type="simple" chart:class="chart:scatter" chart:style-name="ch1">
        <chart:plot-area chart:style-name="ch2" chart:data-source-has-labels="both" svg:x="0.409cm" svg:y="0.424cm" svg:width="3.74cm" svg:height="3.924cm">
          <chartooo:coordinate-region svg:x="0.555cm" svg:y="0.636cm" svg:width="3.5cm" svg:height="3.5cm"/>
          <chart:axis chart:dimension="x" chart:name="primary-x" chart:style-name="ch3">
            <chart:categories table:cell-range-address="local-table.$A$2:.$A$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ordenadas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-2" chart:maximum="2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.6cm" svg:height="4.599cm" xlink:href="." xlink:type="simple" chart:class="chart:scatter" chart:style-name="ch1">
        <chart:plot-area chart:style-name="ch2" chart:data-source-has-labels="both" svg:x="0.409cm" svg:y="0.424cm" svg:width="3.74cm" svg:height="3.924cm">
          <chartooo:coordinate-region svg:x="0.555cm" svg:y="0.636cm" svg:width="3.5cm" svg:height="3.5cm"/>
          <chart:axis chart:dimension="x" chart:name="primary-x" chart:style-name="ch3">
            <chart:categories table:cell-range-address="local-table.$A$2:.$A$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ordenadas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-2" chart:maximum="2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.599cm" svg:height="4.6cm" xlink:href="." xlink:type="simple" chart:class="chart:scatter" chart:style-name="ch1">
        <chart:plot-area chart:style-name="ch2" chart:data-source-has-labels="both" svg:x="0.398cm" svg:y="0.424cm" svg:width="3.738cm" svg:height="3.923cm">
          <chartooo:coordinate-region svg:x="0.544cm" svg:y="0.636cm" svg:width="3.498cm" svg:height="3.499cm"/>
          <chart:axis chart:dimension="x" chart:name="primary-x" chart:style-name="ch3">
            <chart:categories table:cell-range-address="local-table.$A$2:.$A$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ordenadas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-2" chart:maximum="2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.6cm" svg:height="4.601cm" xlink:href="." xlink:type="simple" chart:class="chart:scatter" chart:style-name="ch1">
        <chart:plot-area chart:style-name="ch2" chart:data-source-has-labels="both" svg:x="0.398cm" svg:y="0.424cm" svg:width="3.739cm" svg:height="3.924cm">
          <chartooo:coordinate-region svg:x="0.544cm" svg:y="0.636cm" svg:width="3.499cm" svg:height="3.5cm"/>
          <chart:axis chart:dimension="x" chart:name="primary-x" chart:style-name="ch3">
            <chart:categories table:cell-range-address="local-table.$A$2:.$A$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ordenadas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